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82cm"/>
    </style:style>
    <style:style style:name="co2" style:family="table-column">
      <style:table-column-properties fo:break-before="auto" style:column-width="5.223cm"/>
    </style:style>
    <style:style style:name="co3" style:family="table-column">
      <style:table-column-properties fo:break-before="auto" style:column-width="1.681cm"/>
    </style:style>
    <style:style style:name="co4" style:family="table-column">
      <style:table-column-properties fo:break-before="auto" style:column-width="1.617cm"/>
    </style:style>
    <style:style style:name="co5" style:family="table-column">
      <style:table-column-properties fo:break-before="auto" style:column-width="13.18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language="en" fo:country="IN"/>
    </style:style>
    <style:style style:name="ce15" style:family="table-cell" style:parent-style-name="Default">
      <style:table-cell-properties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9pt" fo:language="en" fo:country="IN" style:font-size-asian="9pt" style:font-size-complex="9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7pt" style:font-size-asian="7pt" style:font-size-complex="7pt"/>
    </style:style>
    <style:style style:name="ce20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Cambria" fo:font-size="7pt" fo:font-style="normal" fo:text-shadow="none" style:text-underline-style="solid" style:text-underline-width="auto" style:text-underline-color="font-color" fo:font-weight="normal" style:font-size-asian="7pt" style:font-style-asian="normal" style:font-weight-asian="normal" style:font-size-complex="7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 style:font-size-asian="7pt" style:font-size-complex="7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color="#0000ff" style:font-name="Cambria" fo:font-size="7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8"/>
        <table:table-column table:style-name="co6" table:number-columns-repeated="1018" table:default-cell-style-name="ce3"/>
        <table:table-row table:style-name="ro1">
          <table:table-cell table:style-name="ce1" office:value-type="string" calcext:value-type="string">
            <text:p>Sl. No.</text:p>
          </table:table-cell>
          <table:table-cell table:style-name="ce1" office:value-type="string" calcext:value-type="string">
            <text:p>Name(<text:span text:style-name="T1">Arrange in ascending order</text:span>)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Price</text:p>
          </table:table-cell>
          <table:table-cell table:style-name="ce6" office:value-type="string" calcext:value-type="string">
            <text:p>Link</text:p>
          </table:table-cell>
          <table:table-cell table:style-name="ce6" office:value-type="string" calcext:value-type="string">
            <text:p>SKU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PCB Printing</text:p>
          </table:table-cell>
          <table:table-cell table:style-name="ce2"/>
          <table:table-cell table:style-name="ce5"/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OLED Displa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43" calcext:value-type="float">
            <text:p>243</text:p>
          </table:table-cell>
          <table:table-cell table:style-name="ce7" office:value-type="string" calcext:value-type="string">
            <text:p><text:a xlink:href="https://robu.in/product/0-96-oled-display-module-spii2c-128x64-7-pin-blue/" xlink:type="simple">https://robu.in/product/0-96-oled-display-module-spii2c-128x64-7-pin-blue/</text:a></text:p>
          </table:table-cell>
          <table:table-cell table:style-name="ce7" office:value-type="float" office:value="43606" calcext:value-type="float">
            <text:p>43606</text:p>
          </table:table-cell>
          <table:table-cell table:number-columns-repeated="101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 office:value-type="string" calcext:value-type="string">
            <text:p>Microcontroller</text:p>
          </table:table-cell>
          <table:table-cell table:style-name="ce2"/>
          <table:table-cell table:style-name="ce5"/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 office:value-type="string" calcext:value-type="string">
            <text:p>On/Off Switch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9" calcext:value-type="float">
            <text:p>49</text:p>
          </table:table-cell>
          <table:table-cell table:style-name="ce7" office:value-type="string" calcext:value-type="string">
            <text:p><text:a xlink:href="https://robu.in/product/4mm-spdt-1p2t-slide-switch-pack-of-10/" xlink:type="simple">https://robu.in/product/4mm-spdt-1p2t-slide-switch-pack-of-10/</text:a></text:p>
          </table:table-cell>
          <table:table-cell table:style-name="ce7" office:value-type="float" office:value="578531" calcext:value-type="float">
            <text:p>578531</text:p>
          </table:table-cell>
          <table:table-cell table:number-columns-repeated="101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 office:value-type="string" calcext:value-type="string">
            <text:p>IR Emitter and Receiver LEDs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7" office:value-type="string" calcext:value-type="string">
            <text:p><text:a xlink:href="https://robocomp.in/product/5mm-ir-infrared-transmitter-and-receiver-led-pair/" xlink:type="simple">https://robocomp.in/product/5mm-ir-infrared-transmitter-and-receiver-led-pair/</text:a></text:p>
          </table:table-cell>
          <table:table-cell table:style-name="ce7"/>
          <table:table-cell table:number-columns-repeated="101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4" office:value-type="string" calcext:value-type="string">
            <text:p>OP-Amp LMV321W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9" calcext:value-type="float">
            <text:p>29</text:p>
          </table:table-cell>
          <table:table-cell table:style-name="ce7" office:value-type="string" calcext:value-type="string">
            <text:p><text:a xlink:href="https://robu.in/product/lmv321wg-7-5-5v-rail-to-rail-output-operational-amplifier-5-pin-sot25/" xlink:type="simple">https://robu.in/product/lmv321wg-7-5-5v-rail-to-rail-output-operational-amplifier-5-pin-sot25/</text:a></text:p>
          </table:table-cell>
          <table:table-cell table:style-name="ce7" office:value-type="float" office:value="1089289" calcext:value-type="float">
            <text:p>1089289</text:p>
          </table:table-cell>
          <table:table-cell table:number-columns-repeated="101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4" office:value-type="string" calcext:value-type="string">
            <text:p>Indication Yellow LED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0"/>
          <table:table-cell table:style-name="ce22"/>
          <table:table-cell table:number-columns-repeated="101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AMS1117 3.3v regulato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5" calcext:value-type="float">
            <text:p>45</text:p>
          </table:table-cell>
          <table:table-cell table:style-name="ce20" office:value-type="string" calcext:value-type="string">
            <text:p><text:span text:style-name="T2"><text:a xlink:href="https://robu.in/product/ams1117-3-3v-1a-sot-223-voltage-regulator-ic-pack-of-5-ics/" xlink:type="simple">https://robu.in/product/ams1117-3-3v-1a-sot-223-voltage-regulator-ic-pack-of-5-ics/</text:a></text:span></text:p>
          </table:table-cell>
          <table:table-cell table:style-name="ce22" office:value-type="float" office:value="162032" calcext:value-type="float">
            <text:p>162032</text:p>
          </table:table-cell>
          <table:table-cell table:number-columns-repeated="1018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5" office:value-type="string" calcext:value-type="string">
            <text:p>Crystal Oscillator</text:p>
          </table:table-cell>
          <table:table-cell table:style-name="ce2" table:number-columns-repeated="2"/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5"/>
          <table:table-cell table:style-name="ce2" table:number-columns-repeated="2"/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table:number-columns-repeated="3"/>
          <table:table-cell table:style-name="ce7" table:number-columns-repeated="2"/>
          <table:table-cell table:style-name="Default"/>
          <table:table-cell table:number-columns-repeated="101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5"/>
          <table:table-cell table:style-name="ce2" table:number-columns-repeated="2"/>
          <table:table-cell table:style-name="ce7" table:number-columns-repeated="2"/>
          <table:table-cell table:style-name="Default"/>
          <table:table-cell table:number-columns-repeated="1017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2" table:number-columns-repeated="3"/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2" table:number-columns-repeated="3"/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2" table:number-columns-repeated="3"/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" table:number-columns-repeated="2"/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2" office:value-type="string" calcext:value-type="string">
            <text:p><text:s/>For v2</text:p>
          </table:table-cell>
          <table:table-cell table:style-name="ce2" table:number-columns-repeated="2"/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2" office:value-type="string" calcext:value-type="string">
            <text:p>Battery</text:p>
          </table:table-cell>
          <table:table-cell table:style-name="ce2" table:number-columns-repeated="2"/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9" office:value-type="string" calcext:value-type="string">
            <text:p>Battery Charging Cirucit (Type C)</text:p>
          </table:table-cell>
          <table:table-cell table:style-name="ce2" table:number-columns-repeated="2"/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2" table:number-columns-repeated="3"/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style-name="ce2" table:number-columns-repeated="2"/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" table:number-columns-repeated="2"/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2" table:number-columns-repeated="3"/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2" table:number-columns-repeated="3"/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2" table:number-columns-repeated="3"/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2" table:number-columns-repeated="3"/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2" table:number-columns-repeated="3"/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2" table:number-columns-repeated="3"/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2" table:number-columns-repeated="3"/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2" table:number-columns-repeated="3"/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2" table:number-columns-repeated="4"/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2"/>
          <table:table-cell table:style-name="ce1" office:value-type="string" calcext:value-type="string">
            <text:p>TOTAL AMOUNT (in Rs.) =</text:p>
          </table:table-cell>
          <table:table-cell table:style-name="ce1"/>
          <table:table-cell table:style-name="ce1" table:formula="of:=SUMPRODUCT([.C2:.C31];[.D2:.D31])" office:value-type="float" office:value="366" calcext:value-type="float">
            <text:p>366</text:p>
          </table:table-cell>
          <table:table-cell table:style-name="ce2"/>
          <table:table-cell table:style-name="ce7"/>
          <table:table-cell table:number-columns-repeated="101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3">
      <number:minutes number:style="long"/>
      <number:text>:</number:text>
      <number:seconds number:style="long" number:decimal-places="1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/>
    </number:time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41" number:language="en" number:country="US">
      <number:hours/>
      <number:text>:</number:text>
      <number:minutes number:style="long"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date-style style:name="N10138" number:language="en" number:country="US"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currency-style style:name="N1013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3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4" number:language="en" number:country="US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currency-style style:name="N1013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0P0"/>
    </number:currency-style>
    <number:currency-style style:name="N1012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9P0"/>
    </number:currency-style>
    <number:currency-style style:name="N1012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7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7P0"/>
    </number:currency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26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26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26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26" number:language="en" number:country="US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1T21:16:59.229886587</meta:creation-date>
    <meta:generator>LibreOffice/7.3.7.2$Linux_X86_64 LibreOffice_project/30$Build-2</meta:generator>
    <dc:date>2023-09-06T01:35:27.266967800</dc:date>
    <meta:editing-duration>PT46M3S</meta:editing-duration>
    <meta:editing-cycles>7</meta:editing-cycles>
    <meta:document-statistic meta:table-count="1" meta:cell-count="69" meta:object-count="0"/>
  </office:meta>
</office:document-meta>
</file>